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1.363829136" calcext:value-type="float">
            <text:p>1,363829136</text:p>
          </table:table-cell>
          <table:table-cell office:value-type="float" office:value="0.5242363811" calcext:value-type="float">
            <text:p>0,5242363811</text:p>
          </table:table-cell>
          <table:table-cell office:value-type="float" office:value="0.003840084188" calcext:value-type="float">
            <text:p>0,0038400842</text:p>
          </table:table-cell>
          <table:table-cell office:value-type="float" office:value="0.0001728413627" calcext:value-type="float">
            <text:p>0,000172841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942" calcext:value-type="float">
            <text:p>68942</text:p>
          </table:table-cell>
          <table:table-cell office:value-type="float" office:value="1.131742239" calcext:value-type="float">
            <text:p>1,131742239</text:p>
          </table:table-cell>
          <table:table-cell office:value-type="float" office:value="0.588281095" calcext:value-type="float">
            <text:p>0,588281095</text:p>
          </table:table-cell>
          <table:table-cell office:value-type="float" office:value="0.0009259601939" calcext:value-type="float">
            <text:p>0,0009259602</text:p>
          </table:table-cell>
          <table:table-cell table:style-name="ce1" office:value-type="float" office:value="0.00002222304465" calcext:value-type="float">
            <text:p>2,22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203" calcext:value-type="float">
            <text:p>69203</text:p>
          </table:table-cell>
          <table:table-cell office:value-type="float" office:value="1.209936857" calcext:value-type="float">
            <text:p>1,209936857</text:p>
          </table:table-cell>
          <table:table-cell office:value-type="float" office:value="0.5499151945" calcext:value-type="float">
            <text:p>0,5499151945</text:p>
          </table:table-cell>
          <table:table-cell office:value-type="float" office:value="0.0005608400679" calcext:value-type="float">
            <text:p>0,0005608401</text:p>
          </table:table-cell>
          <table:table-cell table:style-name="ce1" office:value-type="float" office:value="0.000007379474937" calcext:value-type="float">
            <text:p>7,38E-00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9386" calcext:value-type="float">
            <text:p>69386</text:p>
          </table:table-cell>
          <table:table-cell office:value-type="float" office:value="1.071650863" calcext:value-type="float">
            <text:p>1,071650863</text:p>
          </table:table-cell>
          <table:table-cell office:value-type="float" office:value="0.583532989" calcext:value-type="float">
            <text:p>0,583532989</text:p>
          </table:table-cell>
          <table:table-cell office:value-type="float" office:value="0.0006035269471" calcext:value-type="float">
            <text:p>0,0006035269</text:p>
          </table:table-cell>
          <table:table-cell table:style-name="ce1" office:value-type="float" office:value="0.00001472016993" calcext:value-type="float">
            <text:p>1,47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9627" calcext:value-type="float">
            <text:p>69627</text:p>
          </table:table-cell>
          <table:table-cell office:value-type="float" office:value="1.174121976" calcext:value-type="float">
            <text:p>1,174121976</text:p>
          </table:table-cell>
          <table:table-cell office:value-type="float" office:value="0.5694401264" calcext:value-type="float">
            <text:p>0,5694401264</text:p>
          </table:table-cell>
          <table:table-cell office:value-type="float" office:value="0.000894775847" calcext:value-type="float">
            <text:p>0,0008947758</text:p>
          </table:table-cell>
          <table:table-cell table:style-name="ce1" office:value-type="float" office:value="0.000022002685" calcext:value-type="float">
            <text:p>2,20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989" calcext:value-type="float">
            <text:p>69989</text:p>
          </table:table-cell>
          <table:table-cell office:value-type="float" office:value="1.097803593" calcext:value-type="float">
            <text:p>1,097803593</text:p>
          </table:table-cell>
          <table:table-cell office:value-type="float" office:value="0.5906086564" calcext:value-type="float">
            <text:p>0,5906086564</text:p>
          </table:table-cell>
          <table:table-cell office:value-type="float" office:value="0.0003283233673" calcext:value-type="float">
            <text:p>0,0003283234</text:p>
          </table:table-cell>
          <table:table-cell table:style-name="ce1" office:value-type="float" office:value="0.00001459214945" calcext:value-type="float">
            <text:p>1,46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0092" calcext:value-type="float">
            <text:p>70092</text:p>
          </table:table-cell>
          <table:table-cell office:value-type="float" office:value="1.113564014" calcext:value-type="float">
            <text:p>1,113564014</text:p>
          </table:table-cell>
          <table:table-cell office:value-type="float" office:value="0.5982259512" calcext:value-type="float">
            <text:p>0,5982259512</text:p>
          </table:table-cell>
          <table:table-cell office:value-type="float" office:value="0.0008232431137" calcext:value-type="float">
            <text:p>0,0008232431</text:p>
          </table:table-cell>
          <table:table-cell table:style-name="ce1" office:value-type="float" office:value="0.00001457067538" calcext:value-type="float">
            <text:p>1,46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0546" calcext:value-type="float">
            <text:p>70546</text:p>
          </table:table-cell>
          <table:table-cell office:value-type="float" office:value="1.194094181" calcext:value-type="float">
            <text:p>1,194094181</text:p>
          </table:table-cell>
          <table:table-cell office:value-type="float" office:value="0.5879909396" calcext:value-type="float">
            <text:p>0,5879909396</text:p>
          </table:table-cell>
          <table:table-cell office:value-type="float" office:value="0.0004704690073" calcext:value-type="float">
            <text:p>0,000470469</text:p>
          </table:table-cell>
          <table:table-cell table:style-name="ce1" office:value-type="float" office:value="0.00001447596969" calcext:value-type="float">
            <text:p>1,45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824" calcext:value-type="float">
            <text:p>70824</text:p>
          </table:table-cell>
          <table:table-cell office:value-type="float" office:value="1.149159312" calcext:value-type="float">
            <text:p>1,149159312</text:p>
          </table:table-cell>
          <table:table-cell office:value-type="float" office:value="0.5885855556" calcext:value-type="float">
            <text:p>0,5885855556</text:p>
          </table:table-cell>
          <table:table-cell office:value-type="float" office:value="0.0004397822777" calcext:value-type="float">
            <text:p>0,0004397823</text:p>
          </table:table-cell>
          <table:table-cell table:style-name="ce1" office:value-type="float" office:value="0.000007209545402" calcext:value-type="float">
            <text:p>7,21E-0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1038" calcext:value-type="float">
            <text:p>71038</text:p>
          </table:table-cell>
          <table:table-cell office:value-type="float" office:value="1.098234057" calcext:value-type="float">
            <text:p>1,098234057</text:p>
          </table:table-cell>
          <table:table-cell office:value-type="float" office:value="0.5970617533" calcext:value-type="float">
            <text:p>0,5970617533</text:p>
          </table:table-cell>
          <table:table-cell office:value-type="float" office:value="0.0003162578214" calcext:value-type="float">
            <text:p>0,0003162578</text:p>
          </table:table-cell>
          <table:table-cell table:style-name="ce1" office:value-type="float" office:value="0.000007187677511" calcext:value-type="float">
            <text:p>7,19E-006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1604136228" calcext:value-type="float">
            <text:p>1,1604136228</text:p>
          </table:table-cell>
          <table:table-cell table:formula="of:=AVERAGE([.D2:.D11])" office:value-type="float" office:value="0.57778786421" calcext:value-type="float">
            <text:p>0,5777878642</text:p>
          </table:table-cell>
          <table:table-cell table:formula="of:=AVERAGE([.E2:.E11])" office:value-type="float" office:value="0.00092032628313" calcext:value-type="float">
            <text:p>0,0009203263</text:p>
          </table:table-cell>
          <table:table-cell table:formula="of:=AVERAGE([.F2:.F11])" office:value-type="float" office:value="0.000029720275465" calcext:value-type="float">
            <text:p>2,9720275465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9:38:11.001938606</dc:date>
    <meta:document-statistic meta:table-count="1" meta:cell-count="70" meta:object-count="0"/>
    <meta:generator>LibreOffice/4.1.4.2$Linux_X86_64 LibreOffice_project/410m0$Build-2</meta:generator>
  </office:meta>
</office:document-meta>
</file>